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12a6" officeooo:paragraph-rsid="000812a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12a6" officeooo:paragraph-rsid="000812a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text-properties officeooo:rsid="000812a6" officeooo:paragraph-rsid="000812a6"/>
    </style:style>
    <style:style style:name="P4" style:family="paragraph" style:parent-style-name="Text_20_body">
      <style:text-properties officeooo:rsid="00110948" officeooo:paragraph-rsid="00110948"/>
    </style:style>
    <style:style style:name="P5" style:family="paragraph" style:parent-style-name="Title">
      <style:text-properties officeooo:rsid="000812a6"/>
    </style:style>
    <style:style style:name="P6" style:family="paragraph" style:parent-style-name="Heading_20_1">
      <style:text-properties officeooo:rsid="000812a6" officeooo:paragraph-rsid="000812a6"/>
    </style:style>
    <style:style style:name="P7" style:family="paragraph" style:parent-style-name="Text_20_body" style:list-style-name="L1">
      <style:text-properties officeooo:rsid="000812a6" officeooo:paragraph-rsid="000812a6"/>
    </style:style>
    <style:style style:name="P8" style:family="paragraph" style:parent-style-name="Text_20_body" style:list-style-name="L2">
      <style:text-properties officeooo:rsid="000cad0c" officeooo:paragraph-rsid="000cad0c"/>
    </style:style>
    <style:style style:name="P9" style:family="paragraph" style:parent-style-name="Text_20_body" style:list-style-name="L5">
      <style:text-properties officeooo:rsid="000cad0c" officeooo:paragraph-rsid="00163d99"/>
    </style:style>
    <style:style style:name="P10" style:family="paragraph" style:parent-style-name="Text_20_body" style:list-style-name="L3">
      <style:text-properties officeooo:rsid="00110948" officeooo:paragraph-rsid="00110948"/>
    </style:style>
    <style:style style:name="P11" style:family="paragraph" style:parent-style-name="Text_20_body" style:list-style-name="L4">
      <style:text-properties officeooo:rsid="000904d9" officeooo:paragraph-rsid="000904d9"/>
    </style:style>
    <style:style style:name="P12" style:family="paragraph" style:parent-style-name="Text_20_body" style:list-style-name="L4">
      <style:text-properties officeooo:rsid="0009215c" officeooo:paragraph-rsid="0009215c"/>
    </style:style>
    <style:style style:name="P13" style:family="paragraph" style:parent-style-name="Text_20_body" style:list-style-name="L4">
      <style:text-properties officeooo:rsid="0009215c" officeooo:paragraph-rsid="000ae4a6"/>
    </style:style>
    <style:style style:name="P14" style:family="paragraph" style:parent-style-name="Text_20_body" style:list-style-name="L4">
      <style:text-properties officeooo:rsid="0009215c" officeooo:paragraph-rsid="000beb9f"/>
    </style:style>
    <style:style style:name="P15" style:family="paragraph" style:parent-style-name="Text_20_body" style:list-style-name="L4">
      <style:text-properties officeooo:rsid="000fdbe5" officeooo:paragraph-rsid="000fdbe5"/>
    </style:style>
    <style:style style:name="P16" style:family="paragraph" style:parent-style-name="Text_20_body" style:list-style-name="L5">
      <style:text-properties officeooo:rsid="000fdbe5" officeooo:paragraph-rsid="00163d99"/>
    </style:style>
    <style:style style:name="P17" style:family="paragraph" style:parent-style-name="Text_20_body" style:list-style-name="L4">
      <style:text-properties officeooo:rsid="000beb9f" officeooo:paragraph-rsid="000beb9f"/>
    </style:style>
    <style:style style:name="P18" style:family="paragraph" style:parent-style-name="Text_20_body" style:list-style-name="L5">
      <style:text-properties officeooo:rsid="000beb9f" officeooo:paragraph-rsid="000beb9f"/>
    </style:style>
    <style:style style:name="P19" style:family="paragraph" style:parent-style-name="Text_20_body" style:list-style-name="L4">
      <style:text-properties officeooo:rsid="000ae4a6" officeooo:paragraph-rsid="000ae4a6"/>
    </style:style>
    <style:style style:name="P20" style:family="paragraph" style:parent-style-name="Text_20_body" style:list-style-name="L5">
      <style:text-properties officeooo:paragraph-rsid="00139b7c"/>
    </style:style>
    <style:style style:name="P21" style:family="paragraph" style:parent-style-name="Text_20_body" style:list-style-name="L5">
      <style:text-properties officeooo:rsid="00163d99" officeooo:paragraph-rsid="00163d99"/>
    </style:style>
    <style:style style:name="P22" style:family="paragraph" style:parent-style-name="Text_20_body" style:list-style-name="L5">
      <style:text-properties officeooo:rsid="00139b7c" officeooo:paragraph-rsid="00139b7c"/>
    </style:style>
    <style:style style:name="P23" style:family="paragraph" style:parent-style-name="Text_20_body" style:list-style-name="L5">
      <style:text-properties officeooo:rsid="0013f274" officeooo:paragraph-rsid="0013f274"/>
    </style:style>
    <style:style style:name="P24" style:family="paragraph" style:parent-style-name="Text_20_body" style:list-style-name="L5">
      <style:text-properties officeooo:rsid="0013f274" officeooo:paragraph-rsid="00163d99"/>
    </style:style>
    <style:style style:name="P25" style:family="paragraph" style:parent-style-name="Text_20_body" style:list-style-name="L5">
      <style:text-properties officeooo:rsid="00150587" officeooo:paragraph-rsid="00150587"/>
    </style:style>
    <style:style style:name="P26" style:family="paragraph" style:parent-style-name="Text_20_body" style:list-style-name="L5">
      <style:text-properties style:text-line-through-style="solid" style:text-line-through-type="single" officeooo:rsid="00139b7c" officeooo:paragraph-rsid="00139b7c"/>
    </style:style>
    <style:style style:name="P27" style:family="paragraph" style:parent-style-name="Text_20_body" style:list-style-name="L5">
      <style:text-properties style:text-line-through-style="solid" style:text-line-through-type="single" officeooo:rsid="000beb9f" officeooo:paragraph-rsid="000beb9f"/>
    </style:style>
    <style:style style:name="P28" style:family="paragraph" style:parent-style-name="Text_20_body" style:list-style-name="L5">
      <style:text-properties style:text-line-through-style="solid" style:text-line-through-type="single" officeooo:rsid="000cad0c" officeooo:paragraph-rsid="000cad0c"/>
    </style:style>
    <style:style style:name="P29" style:family="paragraph" style:parent-style-name="Text_20_body" style:list-style-name="L4">
      <style:text-properties style:text-line-through-style="solid" style:text-line-through-type="single" officeooo:rsid="000904d9" officeooo:paragraph-rsid="000904d9"/>
    </style:style>
    <style:style style:name="P30" style:family="paragraph" style:parent-style-name="Text_20_body" style:list-style-name="L5">
      <style:text-properties style:text-line-through-style="none" style:text-line-through-type="none" officeooo:rsid="0018b31e" officeooo:paragraph-rsid="0018b31e"/>
    </style:style>
    <style:style style:name="P31" style:family="paragraph" style:parent-style-name="Text_20_body" style:list-style-name="L5">
      <style:text-properties officeooo:rsid="0018b31e" officeooo:paragraph-rsid="0018b31e"/>
    </style:style>
    <style:style style:name="P32" style:family="paragraph" style:parent-style-name="Text_20_body" style:list-style-name="L5">
      <style:text-properties officeooo:rsid="0019f1ab" officeooo:paragraph-rsid="0019f1ab"/>
    </style:style>
    <style:style style:name="P33" style:family="paragraph" style:parent-style-name="Text_20_body" style:list-style-name="L3">
      <style:text-properties officeooo:rsid="0019f1ab" officeooo:paragraph-rsid="0019f1ab"/>
    </style:style>
    <style:style style:name="T1" style:family="text">
      <style:text-properties officeooo:rsid="000812a6"/>
    </style:style>
    <style:style style:name="T2" style:family="text">
      <style:text-properties officeooo:rsid="0009215c"/>
    </style:style>
    <style:style style:name="T3" style:family="text">
      <style:text-properties officeooo:rsid="000ae4a6"/>
    </style:style>
    <style:style style:name="T4" style:family="text">
      <style:text-properties officeooo:rsid="000beb9f"/>
    </style:style>
    <style:style style:name="T5" style:family="text">
      <style:text-properties officeooo:rsid="000cad0c"/>
    </style:style>
    <style:style style:name="T6" style:family="text">
      <style:text-properties officeooo:rsid="000f4e1c"/>
    </style:style>
    <style:style style:name="T7" style:family="text">
      <style:text-properties officeooo:rsid="000fdbe5"/>
    </style:style>
    <style:style style:name="T8" style:family="text">
      <style:text-properties officeooo:rsid="00150587"/>
    </style:style>
    <style:style style:name="T9" style:family="text">
      <style:text-properties officeooo:rsid="00163d99"/>
    </style:style>
    <style:style style:name="T10" style:family="text">
      <style:text-properties officeooo:rsid="0017fa0a"/>
    </style:style>
    <style:style style:name="T11" style:family="text">
      <style:text-properties officeooo:rsid="0018b31e"/>
    </style:style>
    <style:style style:name="T12" style:family="text">
      <style:text-properties officeooo:rsid="00139b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itial Notes</text:p>
      <text:p text:style-name="Text_20_body">This document contains some preliminary ideas for building the Matlab case studies for ESE 351. <text:span text:style-name="T1">Each case study outline includes:</text:span></text:p>
      <text:list xml:id="list3383772885" text:style-name="L1">
        <text:list-item>
          <text:p text:style-name="P7">Potential learning goals, both with class material and with Matlab software</text:p>
        </text:list-item>
        <text:list-item>
          <text:p text:style-name="P7">Structure of the Case Study, including problems students will be expected to solve</text:p>
        </text:list-item>
      </text:list>
      <text:h text:style-name="P6" text:outline-level="1">Butterworth Filter Case Study</text:h>
      <text:p text:style-name="P3">Outline pending</text:p>
      <text:h text:style-name="P6" text:outline-level="1">Communications Theory Case study</text:h>
      <text:p text:style-name="P3">Outline pending conversation with Dr. Neal Patwari</text:p>
      <text:list xml:id="list822460080" text:style-name="L2">
        <text:list-item>
          <text:p text:style-name="P8">Brainstorm ideas</text:p>
          <text:list>
            <text:list-item>
              <text:p text:style-name="P8">Construct a simple PAM receiver, similar to the case studies in Dr. Patwari’s digital comm. <text:span text:style-name="T7">c</text:span>lass</text:p>
            </text:list-item>
            <text:list-item>
              <text:p text:style-name="P8">Heavy emphasis on <text:span text:style-name="T7">Fourier</text:span> transforms and <text:span text:style-name="T6">orthogonal</text:span> signals</text:p>
            </text:list-item>
          </text:list>
        </text:list-item>
      </text:list>
      <text:h text:style-name="P6" text:outline-level="1">Power Spectral Analysis</text:h>
      <text:p text:style-name="P4">Learning goals:</text:p>
      <text:list xml:id="list381436005" text:style-name="L3">
        <text:list-item>
          <text:p text:style-name="P10">FFT and power spectral density</text:p>
        </text:list-item>
        <text:list-item>
          <text:p text:style-name="P33">Something with music or sound?</text:p>
          <text:list>
            <text:list-item>
              <text:p text:style-name="P33">Students must identify the fundamental frequency of an instrument or voice signal?</text:p>
            </text:list-item>
            <text:list-item>
              <text:p text:style-name="P33">Could incorporate some fun physics/harmonics elements?</text:p>
            </text:list-item>
          </text:list>
        </text:list-item>
      </text:list>
      <text:h text:style-name="P6" text:outline-level="1">RC Circuits</text:h>
      <text:list xml:id="list4223389682" text:style-name="L4">
        <text:list-item>
          <text:p text:style-name="P11">Learning goals:</text:p>
          <text:list>
            <text:list-item>
              <text:p text:style-name="P11">Symbolic Matlab</text:p>
              <text:list>
                <text:list-item>
                  <text:p text:style-name="P11">MATLAB’s built in symbolic math toolbox is pretty handy, and in higher level controls classes I found myself wishing I had learned it in previous classes. I think learning the basics would be useful to students.</text:p>
                </text:list-item>
              </text:list>
            </text:list-item>
            <text:list-item>
              <text:p text:style-name="P11"><text:soft-page-break/>Modeling transfer functions in MATLAB</text:p>
              <text:list>
                <text:list-item>
                  <text:p text:style-name="P11">How we do this will depend on whether we choose to incorporate Simulink into the case studies, but either way <text:span text:style-name="T3">I believe</text:span> being able to input and manipulate transfer functions in MATLAB will be valuable to students.</text:p>
                </text:list-item>
              </text:list>
            </text:list-item>
            <text:list-item>
              <text:p text:style-name="P11">Refresher on RC circuits</text:p>
              <text:list>
                <text:list-item>
                  <text:p text:style-name="P11">Not strictly the priority but it never hurts to touch up on this</text:p>
                </text:list-item>
              </text:list>
            </text:list-item>
            <text:list-item>
              <text:p text:style-name="P11">Derive transfer functions of an RC circuit</text:p>
              <text:list>
                <text:list-item>
                  <text:p text:style-name="P12">This may be review from 105, however in this class we can put a greater emphasis on what those transfer functions mean in the frequency domain.</text:p>
                </text:list-item>
              </text:list>
            </text:list-item>
            <text:list-item>
              <text:p text:style-name="P11">Construct Bode plots of both gain and phase given a transfer function</text:p>
              <text:list>
                <text:list-item>
                  <text:p text:style-name="P12">Some of this is covered in 105, but this case study will be useful in helping students to become more familiar with both constructing and interpreting Bode plots. The bode() function will be very helpful, especially if we teach them how to construct transfer functions in the MATLAB workspace.</text:p>
                </text:list-item>
              </text:list>
            </text:list-item>
            <text:list-item>
              <text:p text:style-name="P29">Construct Nyquist plots of a transfer function?</text:p>
              <text:list>
                <text:list-item>
                  <text:p text:style-name="P29">Perhaps this could be an extension question. <text:span text:style-name="T2">While it may not be feasible to cover the full implications of Nyquist plots, I think introducing them as essentially polar parameterized plots where the parameter is frequency may help them understand how to interpret them.</text:span></text:p>
                </text:list-item>
              </text:list>
            </text:list-item>
          </text:list>
        </text:list-item>
        <text:list-item>
          <text:p text:style-name="P12">Case Study Structure</text:p>
          <text:list>
            <text:list-item>
              <text:p text:style-name="P13">Students are given an RC circuit and <text:span text:style-name="T3">will</text:span> model its transfer function in MATLAB <text:span text:style-name="T3">using either Simulink or symbolic MATLAB.</text:span></text:p>
              <text:list>
                <text:list-item>
                  <text:p text:style-name="P15">This will be a less open-ended section</text:p>
                </text:list-item>
                <text:list-item>
                  <text:p text:style-name="P17">If we do this in symbolic MATLAB I don’t know if students should be responsible for creating the actual simulation themselves, but it has to be more than just “plug the numbers from the transfer function into tf([][]) and let us take care of the rest”</text:p>
                </text:list-item>
                <text:list-item>
                  <text:p text:style-name="P17">Similink has<text:a xlink:type="simple" xlink:href="https://www.mathworks.com/help/slcontrol/gs/bode-response-of-simulink-model.html" text:style-name="Internet_20_link" text:visited-style-name="Visited_20_Internet_20_Link"> some linear analysis tools</text:a> for making bode plots directly from the simulation but I’ve never used them</text:p>
                </text:list-item>
              </text:list>
            </text:list-item>
            <text:list-item>
              <text:p text:style-name="P14"><text:span text:style-name="T3">They will then </text:span>derive bode plots <text:span text:style-name="T3">and make observations of those plots. Ideas for questions:</text:span></text:p>
              <text:list>
                <text:list-item>
                  <text:p text:style-name="P17">Will the bode plot of an RC circuit always have a gain of 1 or less? Why or why not?</text:p>
                </text:list-item>
                <text:list-item>
                  <text:p text:style-name="P17">Will the bode plot of an RC circuit always have a negative phase? Why or why not?</text:p>
                </text:list-item>
              </text:list>
            </text:list-item>
            <text:list-item>
              <text:p text:style-name="P14"><text:soft-page-break/><text:span text:style-name="T3"><text:s/>They will</text:span> use those bode plots to predict what will happen to different sound files when they’re put through the filter:</text:p>
              <text:list>
                <text:list-item>
                  <text:p text:style-name="P12">A pure low frequency sine wave</text:p>
                </text:list-item>
                <text:list-item>
                  <text:p text:style-name="P12">A pure high frequency sine wave</text:p>
                </text:list-item>
                <text:list-item>
                  <text:p text:style-name="P12">A superposition of sine waves of different frequencies</text:p>
                </text:list-item>
                <text:list-item>
                  <text:p text:style-name="P12">An audio recording with noise</text:p>
                </text:list-item>
                <text:list-item>
                  <text:p text:style-name="P17">Maybe students will be encouraged to put a custom sound through the filter like a clip from a favorite song? Could be fun.</text:p>
                </text:list-item>
              </text:list>
            </text:list-item>
            <text:list-item>
              <text:p text:style-name="P17">Students will create power spectral density plots of the input and output of the circuits.</text:p>
            </text:list-item>
            <text:list-item>
              <text:p text:style-name="P12">Students will then be <text:span text:style-name="T3">given an audio recording and</text:span> asked to construct <text:span text:style-name="T3">an</text:span> RC <text:span text:style-name="T9">circuit</text:span> <text:span text:style-name="T3">to perform different audio operations on them. Ideas:</text:span></text:p>
              <text:list>
                <text:list-item>
                  <text:p text:style-name="P19">A bass cut</text:p>
                </text:list-item>
                <text:list-item>
                  <text:p text:style-name="P19">A treble cut</text:p>
                </text:list-item>
                <text:list-item>
                  <text:p text:style-name="P19">A bandpass filter</text:p>
                </text:list-item>
                <text:list-item>
                  <text:p text:style-name="P17">Filter out specified noise.</text:p>
                </text:list-item>
              </text:list>
            </text:list-item>
            <text:list-item>
              <text:p text:style-name="P19">Extension section: Students will be given the following additional experiments to try on their own <text:span text:style-name="T4">(or maybe answer for extra credit?)</text:span></text:p>
              <text:list>
                <text:list-item>
                  <text:p text:style-name="P19">Create a Nyquist plot of your RC filter’s transfer function using the nyqist() function. Compare and contrast it to the bode plot.</text:p>
                </text:list-item>
                <text:list-item>
                  <text:p text:style-name="P17">Construct the transfer function of an RLC circuit</text:p>
                </text:list-item>
                <text:list-item>
                  <text:p text:style-name="P17">If we don’t cover simulink <text:span text:style-name="T9">explicitly</text:span>, this could be an opportunity to throw it in as an optional path to explore.</text:p>
                </text:list-item>
              </text:list>
            </text:list-item>
          </text:list>
        </text:list-item>
        <text:list-item>
          <text:p text:style-name="P19">Concerns:</text:p>
          <text:list>
            <text:list-item>
              <text:p text:style-name="P19">How to incorporate eigenvalue/modal analysis into this case study?</text:p>
            </text:list-item>
            <text:list-item>
              <text:p text:style-name="P19">How to incorporate poles and zeros into this case study?</text:p>
            </text:list-item>
            <text:list-item>
              <text:p text:style-name="P19">Will introducing Simulink be overwhelming? Cut and refocus on symbolic MATLAB if so. Simulink can be introduced in later case studies.</text:p>
            </text:list-item>
            <text:list-item>
              <text:p text:style-name="P19">Very similar to 105 Case Study (albeit with new material and more in-depth exploration)</text:p>
            </text:list-item>
          </text:list>
        </text:list-item>
      </text:list>
      <text:h text:style-name="P6" text:outline-level="1"><text:soft-page-break/>Vehicle Suspension <text:span text:style-name="T5">or Other Controls Model</text:span></text:h>
      <text:list xml:id="list4062125486" text:style-name="L5">
        <text:list-item>
          <text:p text:style-name="P18">Learning Objectives:</text:p>
          <text:list>
            <text:list-item>
              <text:p text:style-name="P18">Modal/eigenvector analysis</text:p>
              <text:list>
                <text:list-item>
                  <text:p text:style-name="P18">If there’s not room for this in the RC circuits case study, it will certainly be a core part of this case study</text:p>
                </text:list-item>
              </text:list>
            </text:list-item>
            <text:list-item>
              <text:p text:style-name="P9">Poles and Stability</text:p>
              <text:list>
                <text:list-item>
                  <text:p text:style-name="P9">Basics of identifying when an open-loop system is stable</text:p>
                </text:list-item>
                <text:list-item>
                  <text:p text:style-name="P16">Use of pzmap() or pzplot() and interpretation of the results</text:p>
                </text:list-item>
                <text:list-item>
                  <text:p text:style-name="P21">Concept of “critical damping”</text:p>
                </text:list-item>
              </text:list>
            </text:list-item>
            <text:list-item>
              <text:p text:style-name="P26">Simple state observers?</text:p>
              <text:list>
                <text:list-item>
                  <text:p text:style-name="P26">Students will be provided a framework for a simple luenburger observer and will be asked to choose its properties to asymptotically track the state, and determine its transfer function</text:p>
                </text:list-item>
                <text:list-item>
                  <text:p text:style-name="P30">Make this an optional extension section for conciseness?</text:p>
                </text:list-item>
              </text:list>
            </text:list-item>
            <text:list-item>
              <text:p text:style-name="P22">Simple state feedback</text:p>
              <text:list>
                <text:list-item>
                  <text:p text:style-name="P20"><text:span text:style-name="T12">Students will be given a model for the open loop dynamics of an active hydraulic suspension system with perfect state observation and will be asked to create a state feedback controller to make the system closed loop stable</text:span></text:p>
                </text:list-item>
              </text:list>
            </text:list-item>
            <text:list-item>
              <text:p text:style-name="P27">Linearization of state space models</text:p>
              <text:list>
                <text:list-item>
                  <text:p text:style-name="P28">Depending on the model we choose this may or may not be necessary.</text:p>
                </text:list-item>
              </text:list>
            </text:list-item>
          </text:list>
        </text:list-item>
        <text:list-item>
          <text:p text:style-name="P23">Structure of Case study</text:p>
          <text:list>
            <text:list-item>
              <text:p text:style-name="P24">Students will be given a linear state space model of a passive vehicle suspension system, as well as a simple graphic script that <text:span text:style-name="T10">simulates the system on a bumpy road riddled with potholes.</text:span></text:p>
            </text:list-item>
            <text:list-item>
              <text:p text:style-name="P24">They will be asked to construct pole maps for the system with <text:span text:style-name="T8">different damping coefficients and spring constants, compare and contrast them, and make qualitative observations about their effects on the simulation. (For instance, students might observe that certain values of damping coefficient may cause poles to move closer to the real line, and note that this corresponds with less “bounciness” on the graphical model.)</text:span></text:p>
            </text:list-item>
            <text:list-item>
              <text:p text:style-name="P25"><text:soft-page-break/>Students will be asked to find values of damping coefficient and spring constant that minimize disturbances to the car while ensuring that they decay as quickly as possible (to critically damp the vehicle)</text:p>
              <text:list>
                <text:list-item>
                  <text:p text:style-name="P25">Model assumes that front and back wheels act as independent damped oscillators</text:p>
                </text:list-item>
                <text:list-item>
                  <text:p text:style-name="P25">This could be a competition?</text:p>
                </text:list-item>
              </text:list>
            </text:list-item>
            <text:list-item>
              <text:p text:style-name="P25">Students will be given a linear model of an active vehicle suspension system with a <text:span text:style-name="T11">perfect </text:span>state observer and hydraulic actuator. They will be asked to determine the open loop transfer function of the system <text:span text:style-name="T11">with no feedback</text:span></text:p>
            </text:list-item>
            <text:list-item>
              <text:p text:style-name="P31">Students will then be asked to write a state feedback controller in the form of a function that is given the state as arguments and returns the force the actuator should output.</text:p>
              <text:list>
                <text:list-item>
                  <text:p text:style-name="P25">“What are some advantages to an active suspension system? What are some potential problems with this system that might not be reflected in this simplified model?”</text:p>
                  <text:list>
                    <text:list-item>
                      <text:p text:style-name="P21">Model does not account for construction materials or actuator dynamics?</text:p>
                    </text:list-item>
                  </text:list>
                </text:list-item>
              </text:list>
            </text:list-item>
            <text:list-item>
              <text:p text:style-name="P31">Extension questions:</text:p>
              <text:list>
                <text:list-item>
                  <text:p text:style-name="P31">Modify simulation to have only partial state information. Student must create an observer to recreate the entire state and ensure the resulting closed-loop system is still stable.</text:p>
                </text:list-item>
                <text:list-item>
                  <text:p text:style-name="P32">Give students the open-ended option to create a controller that doesn’t rely on just state feedback? A restructured version of the simulation to be more open-ended and less directed.</text:p>
                </text:list-item>
              </text:list>
            </text:list-item>
          </text:list>
        </text:list-item>
      </text:list>
      <text:h text:style-name="P6" text:outline-level="1">fNIRS Retinotopy</text:h>
      <text:p text:style-name="P3">Outline Pend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transparent" fo:padding="0.0382in" fo:border="none" style:writing-mode="page">
        <style:background-image/>
      </style:table-cell-properties>
    </style:style>
    <style:style style:name="M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12a6" officeooo:paragraph-rsid="000812a6"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12a6" officeooo:paragraph-rsid="000812a6" style:font-size-asian="12pt" style:font-style-asian="normal" style:font-weight-asian="normal" style:font-size-complex="12pt" style:font-style-complex="normal" style:font-weight-complex="normal" style:text-overline-style="none" style:text-overline-color="font-color"/>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Matlab Case Study Initial Notes</text:p>
            </table:table-cell>
            <table:table-cell table:style-name="Table1.A1" office:value-type="string">
              <text:p text:style-name="MP2">Ethan Cuka 3/31/2020</text:p>
            </table:table-cell>
          </table:table-row>
        </table:table>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31T16:55:06.072000000</meta:creation-date>
    <meta:generator>LibreOffice/6.3.4.2$Windows_X86_64 LibreOffice_project/60da17e045e08f1793c57c00ba83cdfce946d0aa</meta:generator>
    <dc:date>2020-06-05T10:48:23.970000000</dc:date>
    <meta:editing-duration>P1DT9H33M22S</meta:editing-duration>
    <meta:editing-cycles>7</meta:editing-cycles>
    <meta:document-statistic meta:table-count="1" meta:image-count="0" meta:object-count="0" meta:page-count="5" meta:paragraph-count="92" meta:word-count="1325" meta:character-count="7637" meta:non-whitespace-character-count="6481"/>
  </office:meta>
</office:document-meta>
</file>